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400000057A4FD4E5FC3C7163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briola" svg:font-family="Gabriola" style:font-family-generic="decorative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Gentium Basic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SimSun1" svg:font-family="SimSun, 宋体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cc0000" style:font-name="Arial" fo:font-size="7pt" fo:language="pt" fo:country="BR" fo:font-weight="bold" style:font-size-asian="7pt" style:font-weight-asian="bold" style:font-name-complex="Comic Sans MS" style:font-size-complex="7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6pt" fo:language="pt" fo:country="BR" style:font-size-asian="6pt" style:font-name-complex="Comic Sans MS" style:font-size-complex="6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8.001cm"/>
          <style:tab-stop style:position="15cm" style:type="right"/>
        </style:tab-stops>
      </style:paragraph-properties>
    </style:style>
    <style:style style:name="P5" style:family="paragraph" style:parent-style-name="Heading_20_1" style:master-page-name="MP0">
      <style:paragraph-properties style:page-number="auto" fo:break-before="page"/>
    </style:style>
    <style:style style:name="P6" style:family="paragraph" style:parent-style-name="Text_20_body" style:list-style-name="L1">
      <style:paragraph-properties fo:margin-left="0cm" fo:margin-right="0cm" fo:text-indent="0cm" style:auto-text-indent="false">
        <style:tab-stops/>
      </style:paragraph-properties>
    </style:style>
    <style:style style:name="T1" style:family="text">
      <style:text-properties style:font-name="Arial" fo:font-size="6pt" fo:language="pt" fo:country="BR" fo:font-weight="bold" style:font-size-asian="6pt" style:font-weight-asian="bold" style:font-name-complex="Comic Sans MS" style:font-size-complex="6pt" style:font-weight-complex="bold"/>
    </style:style>
    <style:style style:name="T2" style:family="text">
      <style:text-properties style:font-name="Arial" fo:font-size="6pt" fo:language="pt" fo:country="BR" style:font-size-asian="6pt" style:font-name-complex="Comic Sans MS" style:font-size-complex="6pt"/>
    </style:style>
    <style:style style:name="T3" style:family="text">
      <style:text-properties style:font-name="Arial" fo:font-size="6pt" fo:language="pt" fo:country="BR" style:font-size-asian="6pt" style:font-size-complex="6pt"/>
    </style:style>
    <style:style style:name="T4" style:family="text">
      <style:text-properties style:font-name="Times New Roman" fo:font-size="11pt" style:font-size-asian="11pt" style:font-size-complex="11pt"/>
    </style:style>
    <style:style style:name="T5" style:family="text">
      <style:text-properties officeooo:rsid="001bac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5">EJE0201. </text:span>Ejercicios de Pseudocódigo.</text:h>
      <text:h text:style-name="Heading_20_2" text:outline-level="2"><text:span text:style-name="Fuente_20_de_20_párrafo_20_predeter."><text:span text:style-name="T4"><text:s text:c="2"/></text:span></text:span>Asignación y cálculo.</text:h>
      <text:list xml:id="list1032097044" text:style-name="L1">
        <text:list-item>
          <text:p text:style-name="P6">Presenta por pantalla la suma de dos números solicitados por teclado.</text:p>
        </text:list-item>
        <text:list-item>
          <text:p text:style-name="P6">Presenta por pantalla la multiplicación de dos números solicitados por teclado.</text:p>
        </text:list-item>
        <text:list-item>
          <text:p text:style-name="P6">Dadas dos variables numéricas A y B, que el usuario debe teclear, se pide realizar un algoritmo que intercambie los valores de ambas variables y muestre por pantalla cuanto valen al final.</text:p>
        </text:list-item>
        <text:list-item>
          <text:p text:style-name="P6">Un centro educativo desea saber qué porcentaje de niños y qué porcentaje de niñas hay en el curso actual, pasando por teclado el número de chicas y de chicos.</text:p>
        </text:list-item>
        <text:list-item>
          <text:p text:style-name="P6">Dado un número de segundos determinado por teclado, mostrar su correspondencia en horas, minutos y segundos.</text:p>
        </text:list-item>
        <text:list-item>
          <text:p text:style-name="P6">Dado un valor numérico correspondiente a una distancia en millas marinas, pasar este valor a metros.</text:p>
        </text:list-item>
        <text:list-item>
          <text:p text:style-name="P6">Recogida por teclado una cantidad y un porcentaje, calcular el porcentaje correspondiente de la cantidad dada.</text:p>
        </text:list-item>
        <text:list-item>
          <text:p text:style-name="P6">Dado un precio inicial de una prenda, y un porcentaje de descuento, mostrar cuál era el precio inicial, y cuál es el precio que debemos pagar aplicado el descuento.</text:p>
        </text:list-item>
        <text:list-item>
          <text:p text:style-name="P6">Dado un número por teclado, devolver la cifra correspondiente a las centenas.</text:p>
        </text:list-item>
      </text:list>
      <text:p text:style-name="Text_20_body"/>
      <text:p text:style-name="Text_20_body"/>
      <text:h text:style-name="Heading_20_1" text:outline-level="1"><text:soft-page-break/>Ejercicios de Pseudocódigo.</text:h>
      <text:h text:style-name="Heading_20_2" text:outline-level="2"><text:s/>Condicional. Si.</text:h>
      <text:list xml:id="list191035681857204" text:continue-numbering="true" text:style-name="L1">
        <text:list-item>
          <text:p text:style-name="P6">Pide un número por teclado y muestra si es mayor que diez, menor que diez o igual a diez.</text:p>
        </text:list-item>
        <text:list-item>
          <text:p text:style-name="P6">Presenta por pantalla la resta de dos números solicitados por teclado. No puede devolver el resultado como un número negativo.</text:p>
        </text:list-item>
        <text:list-item>
          <text:p text:style-name="P6">Presenta por pantalla la división de dos números solicitados por teclado.</text:p>
        </text:list-item>
        <text:list-item>
          <text:p text:style-name="P6">Introducir un número por teclado y mostrar el mensaje de si es positivo o negativo.</text:p>
        </text:list-item>
        <text:list-item>
          <text:p text:style-name="P6">Introducir un número por teclado y mostrar el mensaje de si es par o impar.</text:p>
        </text:list-item>
        <text:list-item>
          <text:p text:style-name="P6">Dada la nota de un alumno/a, pasar ese dato numérico a nota por nombre (Aprobado, Notable, Sobresaliente, etc.).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briola" svg:font-family="Gabriola" style:font-family-generic="decorative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Gentium Basic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SimSun1" svg:font-family="SimSun, 宋体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/>
      <style:text-properties style:font-name="Gabriola" fo:font-family="Gabriola" style:font-family-generic="decorative" style:font-pitch="variable" fo:font-size="18pt" fo:font-weight="bold" style:font-name-asian="Times" style:font-family-asian="Times" style:font-family-generic-asian="roman" style:font-pitch-asian="variable" style:font-size-asian="18pt" style:font-weight-asian="bold" style:font-name-complex="Times" style:font-family-complex="Times" style:font-family-generic-complex="roman" style:font-pitch-complex="variable" style:font-size-complex="10pt" fo:hyphenate="false"/>
    </style:style>
    <style:style style:name="Heading_20_1" style:display-name="Heading 1" style:family="paragraph" style:parent-style-name="Encabezado1" style:next-style-name="Text_20_body" style:default-outline-level="1" style:class="text">
      <style:paragraph-properties fo:hyphenation-ladder-count="no-limit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hyphenation-ladder-count="no-limit" fo:keep-with-next="always"/>
      <style:text-properties style:font-name="Ink Free" fo:font-family="'Ink Free'" style:font-family-generic="script" style:font-pitch="variable" fo:font-size="14pt" fo:font-style="italic" fo:font-weight="bold" style:font-name-asian="Times" style:font-family-asian="Times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3pt" fo:font-weight="bold" style:font-name-asian="Times" style:font-family-asian="Times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hyphenation-ladder-count="no-limit" fo:keep-with-next="always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1" style:font-family-complex="Mangal, 'Gentium Basic'" style:font-family-generic-complex="roman" style:font-pitch-complex="variable"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1" style:font-family-complex="Mangal, 'Gentium Basic'" style:font-family-generic-complex="roman" style:font-pitch-complex="variable" fo:hyphenate="false"/>
    </style:style>
    <style:style style:name="Encabezado3" style:family="paragraph" style:parent-style-name="Standard" style:next-style-name="Text_20_body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 fo:hyphenate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1" style:font-family-complex="Mangal, 'Gentium Basic'" style:font-family-generic-complex="roman" style:font-pitch-complex="variable" style:font-style-complex="italic" fo:hyphenate="false"/>
    </style:style>
    <style:style style:name="Encabezado2" style:family="paragraph" style:parent-style-name="Standard" style:next-style-name="Text_20_body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 fo:hyphenate="false"/>
    </style:style>
    <style:style style:name="Epígrafe2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1" style:font-family-complex="Mangal, 'Gentium Basic'" style:font-family-generic-complex="roman" style:font-pitch-complex="variable" style:font-style-complex="italic" fo:hyphenate="false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 fo:hyphenate="false"/>
    </style:style>
    <style:style style:name="Epígrafe1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1" style:font-family-complex="Mangal, 'Gentium Basic'" style:font-family-generic-complex="roman" style:font-pitch-complex="variable" style:font-style-complex="italic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SimSun1" style:font-family-asian="SimSun, 宋体" style:font-family-generic-asian="system" style:font-pitch-asian="variable" fo:hyphenate="false"/>
    </style:style>
    <style:style style:name="Mapa_20_del_20_documento1" style:display-name="Mapa del documento1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10pt" style:font-name-asian="Tahoma" style:font-family-asian="Tahoma" style:font-family-generic-asian="swiss" style:font-pitch-asian="variable" style:font-size-asian="10pt" style:font-name-complex="Tahoma" style:font-family-complex="Tahoma" style:font-family-generic-complex="swiss" style:font-pitch-complex="variable" style:font-size-complex="10pt" fo:hyphenate="false"/>
    </style:style>
    <style:style style:name="COMUNICACION_20_TEXTO" style:display-name="COMUNICACION TEXTO" style:family="paragraph" style:parent-style-name="Standard">
      <style:paragraph-properties fo:margin-left="0cm" fo:margin-right="-0.25cm" fo:margin-top="0cm" fo:margin-bottom="0.423cm" loext:contextual-spacing="false" fo:text-align="justify" style:justify-single-word="false" fo:hyphenation-ladder-count="no-limit" fo:text-indent="0cm" style:auto-text-indent="false"/>
      <style:text-properties style:font-name-asian="SimSun1" style:font-family-asian="SimSun, 宋体" style:font-family-generic-asian="system" style:font-pitch-asian="variable" fo:hyphenate="false"/>
    </style:style>
    <style:style style:name="Texto_20_independiente_20_21" style:display-name="Texto independiente 21" style:family="paragraph" style:parent-style-name="Standard">
      <style:paragraph-properties fo:margin-top="0cm" fo:margin-bottom="0.212cm" loext:contextual-spacing="false" fo:line-height="200%" fo:hyphenation-ladder-count="no-limit"/>
      <style:text-properties style:font-name="Times" fo:font-family="Times" style:font-family-generic="roman" style:font-pitch="variable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style:font-size-complex="10pt" fo:hyphenate="false"/>
    </style:style>
    <style:style style:name="Encabezado" style:family="paragraph" style:parent-style-name="Standard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de_20_globo" style:display-name="Texto de glob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Default" style:family="paragraph">
      <style:paragraph-properties fo:hyphenation-ladder-count="no-limit" style:text-autospace="none"/>
      <style:text-properties fo:color="#000000"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language-complex="ar" style:country-complex="SA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Sangría_20_2_20_de_20_t._20_independiente" style:display-name="Sangría 2 de t. independiente" style:family="paragraph" style:parent-style-name="Standard">
      <style:paragraph-properties fo:margin-left="0.96cm" fo:margin-right="0cm" fo:text-align="justify" style:justify-single-word="false" fo:hyphenation-ladder-count="no-limit" fo:text-indent="0cm" style:auto-text-indent="false">
        <style:tab-stops>
          <style:tab-stop style:position="-2.54cm"/>
          <style:tab-stop style:position="-1.27cm"/>
          <style:tab-stop style:position="0.96cm"/>
          <style:tab-stop style:position="1.759cm"/>
          <style:tab-stop style:position="6.35cm"/>
        </style:tab-stops>
      </style:paragraph-properties>
      <style:text-properties fo:letter-spacing="-0.005cm" style:language-complex="he" style:country-complex="IL" fo:hyphenate="false"/>
    </style:style>
    <style:style style:name="LO-Normal" style:family="paragraph">
      <style:paragraph-properties fo:margin-top="0cm" fo:margin-bottom="0.353cm" loext:contextual-spacing="false" fo:line-height="115%" fo:text-align="justify" style:justify-single-word="false" fo:hyphenation-ladder-count="no-limit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/>
    </style:style>
    <style:style style:name="WW8Num4z0" style:family="text"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/>
    </style:style>
    <style:style style:name="WW8Num4z1" style:family="text">
      <style:text-properties style:font-name="Wingdings" fo:font-family="Wingdings" style:font-family-generic="system" style:font-pitch="variable" style:font-charset="x-symbol" fo:font-weight="bold" fo:background-color="#bfbfbf" style:font-name-asian="Wingdings" style:font-family-asian="Wingdings" style:font-family-generic-asian="system" style:font-pitch-asian="variable" style:font-charset-asian="x-symbol" style:font-weight-asian="bold" style:font-name-complex="Wingdings" style:font-family-complex="Wingdings" style:font-family-generic-complex="system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>
      <style:text-properties style:font-name="Courier New" fo:font-family="'Courier New'" style:font-family-generic="modern" style:font-pitch="fixed" fo:font-weight="bold" style:font-name-asian="Courier New" style:font-family-asian="'Courier New'" style:font-family-generic-asian="modern" style:font-pitch-asian="fixed" style:font-weight-asian="bold" style:font-name-complex="Courier New" style:font-family-complex="'Courier New'" style:font-family-generic-complex="modern" style:font-pitch-complex="fixed"/>
    </style:style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/>
    </style:style>
    <style:style style:name="WW8Num5z1" style:family="text">
      <style:text-properties style:font-name="Wingdings" fo:font-family="Wingdings" style:font-family-generic="system" style:font-pitch="variable" style:font-charset="x-symbol" fo:font-weight="bold" style:font-name-asian="Wingdings" style:font-family-asian="Wingdings" style:font-family-generic-asian="system" style:font-pitch-asian="variable" style:font-charset-asian="x-symbol" style:font-weight-asian="bold" style:font-name-complex="Wingdings" style:font-family-complex="Wingdings" style:font-family-generic-complex="system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>
      <style:text-properties style:font-name="Courier New" fo:font-family="'Courier New'" style:font-family-generic="modern" style:font-pitch="fixed" fo:font-weight="bold" style:font-name-asian="Courier New" style:font-family-asian="'Courier New'" style:font-family-generic-asian="modern" style:font-pitch-asian="fixed" style:font-weight-asian="bold" style:font-name-complex="Courier New" style:font-family-complex="'Courier New'" style:font-family-generic-complex="modern" style:font-pitch-complex="fixed"/>
    </style:style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family-generic="system" style:font-pitch="variable" style:font-charset="x-symbol" fo:background-color="#bfbfbf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6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WW8Num3z1" style:family="text">
      <style:text-properties style:font-name="Wingdings" fo:font-family="Wingdings" style:font-family-generic="system" style:font-pitch="variable" style:font-charset="x-symbol" fo:font-weight="bold" style:font-name-asian="Wingdings" style:font-family-asian="Wingdings" style:font-family-generic-asian="system" style:font-pitch-asian="variable" style:font-charset-asian="x-symbol" style:font-weight-asian="bold" style:font-name-complex="Wingdings" style:font-family-complex="Wingdings" style:font-family-generic-complex="system" style:font-pitch-complex="variable" style:font-charset-complex="x-symbol"/>
    </style:style>
    <style:style style:name="WW8Num3z2" style:family="text"/>
    <style:style style:name="WW8Num3z3" style:family="text"/>
    <style:style style:name="WW8Num3z4" style:family="text">
      <style:text-properties style:font-name="Courier New" fo:font-family="'Courier New'" style:font-family-generic="modern" style:font-pitch="fixed" fo:font-weight="bold" style:font-name-asian="Courier New" style:font-family-asian="'Courier New'" style:font-family-generic-asian="modern" style:font-pitch-asian="fixed" style:font-weight-asian="bold" style:font-name-complex="Courier New" style:font-family-complex="'Courier New'" style:font-family-generic-complex="modern" style:font-pitch-complex="fixed"/>
    </style:style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7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Fuente_20_de_20_párrafo_20_predeter.1"/>
    <style:style style:name="Encabezado_20_Car" style:display-name="Encabezado Car" style:family="text">
      <style:text-properties fo:font-size="12pt" style:font-size-asian="12pt" style:language-asian="zh" style:country-asian="CN" style:font-size-complex="12pt"/>
    </style:style>
    <style:style style:name="Car_20_Car" style:display-name="Car Car" style:family="text" style:parent-style-name="Fuente_20_de_20_párrafo_20_predeter.">
      <style:text-properties fo:font-size="14pt" fo:language="es" fo:country="ES" fo:font-weight="bold" style:font-size-asian="14pt" style:font-weight-asian="bold"/>
    </style:style>
    <style:style style:name="Car_20_Car1" style:display-name="Car Car1" style:family="text" style:parent-style-name="Fuente_20_de_20_párrafo_20_predeter.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, 'Arial Unicode MS'" style:font-family-generic="system" style:font-charset="x-symbol" style:font-name-asian="OpenSymbol" style:font-family-asian="OpenSymbol, 'Arial Unicode MS'" style:font-family-generic-asian="system" style:font-charset-asian="x-symbol" style:font-name-complex="OpenSymbol" style:font-family-complex="OpenSymbol, 'Arial Unicode MS'" style:font-family-generic-complex="system" style:font-charset-complex="x-symbol"/>
    </style:style>
    <style:style style:name="Numbering_20_Symbols" style:display-name="Numbering Symbols" style:family="text"/>
    <style:style style:name="WW_5f_CharLFO4LVL1" style:display-name="WW_CharLFO4LVL1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_5f_CharLFO5LVL1" style:display-name="WW_CharLFO5LVL1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_5f_CharLFO5LVL2" style:display-name="WW_CharLFO5LVL2" style:family="text">
      <style:text-properties style:font-name="Wingdings" fo:font-family="Wingdings" style:font-family-generic="system" style:font-pitch="variable" style:font-charset="x-symbol" fo:font-weight="bold" fo:background-color="#bfbfbf" style:font-weight-asian="bold" style:font-name-complex="Wingdings" style:font-family-complex="Wingdings" style:font-family-generic-complex="system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fo:font-weight="bold" style:font-weight-asian="bold" style:font-name-complex="Courier New" style:font-family-complex="'Courier New'" style:font-family-generic-complex="modern" style:font-pitch-complex="fixed"/>
    </style:style>
    <style:style style:name="WW_5f_CharLFO6LVL1" style:display-name="WW_CharLFO6LVL1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_5f_CharLFO6LVL2" style:display-name="WW_CharLFO6LVL2" style:family="text">
      <style:text-properties style:font-name="Wingdings" fo:font-family="Wingdings" style:font-family-generic="system" style:font-pitch="variable" style:font-charset="x-symbol" fo:font-weight="bold" style:font-weight-asian="bold" style:font-name-complex="Wingdings" style:font-family-complex="Wingdings" style:font-family-generic-complex="system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fo:font-weight="bold" style:font-weight-asian="bold" style:font-name-complex="Courier New" style:font-family-complex="'Courier New'" style:font-family-generic-complex="modern" style:font-pitch-complex="fixed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 fo:background-color="#bfbfbf" style:font-name-complex="Wingdings" style:font-family-complex="Wingdings" style:font-family-generic-complex="system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background-color="#bfbfbf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background-color="#bfbfbf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background-color="#bfbfbf" style:font-name-complex="Wingdings" style:font-family-complex="Wingdings" style:font-family-generic-complex="system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5LVL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2" text:style-name="WW_5f_CharLFO5LVL2" text:bullet-char="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6LVL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bullet text:level="2" text:style-name="WW_5f_CharLFO6LVL2" text:bullet-char="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7LVL1" text:bullet-char="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cc0000" style:font-name="Arial" fo:font-size="7pt" fo:language="pt" fo:country="BR" fo:font-weight="bold" style:font-size-asian="7pt" style:font-weight-asian="bold" style:font-name-complex="Comic Sans MS" style:font-size-complex="7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Arial" fo:font-size="6pt" fo:language="pt" fo:country="BR" style:font-size-asian="6pt" style:font-name-complex="Comic Sans MS" style:font-size-complex="6pt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8.001cm"/>
          <style:tab-stop style:position="15cm" style:type="right"/>
        </style:tab-stops>
      </style:paragraph-properties>
    </style:style>
    <style:style style:name="MT1" style:family="text">
      <style:text-properties style:font-name="Arial" fo:font-size="6pt" fo:language="pt" fo:country="BR" fo:font-weight="bold" style:font-size-asian="6pt" style:font-weight-asian="bold" style:font-name-complex="Comic Sans MS" style:font-size-complex="6pt" style:font-weight-complex="bold"/>
    </style:style>
    <style:style style:name="MT2" style:family="text">
      <style:text-properties style:font-name="Arial" fo:font-size="6pt" fo:language="pt" fo:country="BR" style:font-size-asian="6pt" style:font-name-complex="Comic Sans MS" style:font-size-complex="6pt"/>
    </style:style>
    <style:style style:name="MT3" style:family="text">
      <style:text-properties style:font-name="Arial" fo:font-size="6pt" fo:language="pt" fo:country="BR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7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309cm" fo:margin-left="0cm" fo:margin-right="0cm" fo:margin-bottom="0cm" style:dynamic-spacing="true"/>
      </style:header-style>
      <style:footer-style>
        <style:header-footer-properties fo:min-height="0.8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Encabezado"><draw:frame draw:style-name="Mfr1" draw:name="Imagen3" text:anchor-type="paragraph" svg:x="0.423cm" svg:y="-0.146cm" svg:width="17cm" svg:height="1.767cm" draw:z-index="1"><draw:image xlink:href="Pictures/100000000000034400000057A4FD4E5FC3C7163F.png" xlink:type="simple" xlink:show="embed" xlink:actuate="onLoad" loext:mime-type="image/png"/></draw:frame></text:p>
      </style:header>
      <style:footer>
        <text:p text:style-name="MP1">CIFP César Manrique</text:p>
        <text:p text:style-name="MP2">Avda. Príncipes de España, nº 5 - 38010 - Santa Cruz de Tenerife</text:p>
        <text:p text:style-name="MP3"><text:span text:style-name="Fuente_20_de_20_párrafo_20_predeter."><text:span text:style-name="MT1">Tfno</text:span></text:span><text:span text:style-name="Fuente_20_de_20_párrafo_20_predeter."><text:span text:style-name="MT2">.: 922 477 200 </text:span></text:span><text:span text:style-name="Fuente_20_de_20_párrafo_20_predeter."><text:span text:style-name="MT1">Fax</text:span></text:span><text:span text:style-name="Fuente_20_de_20_párrafo_20_predeter."><text:span text:style-name="MT2">: 922 477 201</text:span></text:span></text:p>
        <text:p text:style-name="MP4"><text:span text:style-name="Fuente_20_de_20_párrafo_20_predeter."><text:span text:style-name="MT3">http://www.cifpcesarmanrique.es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dc:title>PROTOCOLO PROGRAMACIONES CICLOS FORMATIVOS</dc:title>
    <meta:creation-date>2019-09-10T07:41:00Z</meta:creation-date>
    <dc:date>2020-09-23T19:10:34.687000000</dc:date>
    <meta:editing-cycles>22</meta:editing-cycles>
    <meta:editing-duration>PT1M13S</meta:editing-duration>
    <meta:document-statistic meta:table-count="0" meta:image-count="1" meta:object-count="0" meta:page-count="2" meta:paragraph-count="23" meta:word-count="324" meta:character-count="1918" meta:non-whitespace-character-count="1631"/>
    <meta:template xlink:type="simple" xlink:actuate="onRequest" xlink:title="" xlink:href="Normal.dotm"/>
  </office:meta>
</office:document-meta>
</file>